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Heading_20_1">
      <style:paragraph-properties fo:break-before="page"/>
      <style:text-properties officeooo:paragraph-rsid="0004cebe"/>
    </style:style>
    <style:style style:name="P6" style:family="paragraph" style:parent-style-name="Heading_20_1">
      <style:paragraph-properties fo:break-before="page"/>
      <style:text-properties officeooo:paragraph-rsid="000554ed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>
      <style:paragraph-properties fo:margin-top="0in" fo:margin-bottom="0.0598in" style:contextual-spacing="false"/>
      <style:text-properties officeooo:paragraph-rsid="000554ed"/>
    </style:style>
    <style:style style:name="P11" style:family="paragraph" style:parent-style-name="Text_20_body">
      <style:paragraph-properties fo:margin-top="0in" fo:margin-bottom="0.0598in" style:contextual-spacing="false"/>
      <style:text-properties fo:font-weight="bold" officeooo:paragraph-rsid="000554ed" style:font-weight-asian="bold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884. Uncommon Words from Two Sentences</text:h>
      <text:p text:style-name="P1"><text:span text:style-name="T1">A </text:span><text:span text:style-name="Strong_20_Emphasis"><text:span text:style-name="T1">sentence</text:span></text:span><text:span text:style-name="T1"> is a string of single-space separated words where each word consists only of lowercase letters.</text:span></text:p>
      <text:p text:style-name="P1"><text:span text:style-name="T1">A word is </text:span><text:span text:style-name="Strong_20_Emphasis"><text:span text:style-name="T1">uncommon</text:span></text:span><text:span text:style-name="T1"> if it appears exactly once in one of the sentences, and </text:span><text:span text:style-name="Strong_20_Emphasis"><text:span text:style-name="T1">does not appear</text:span></text:span><text:span text:style-name="T1"> in the other sentence.</text:span></text:p>
      <text:p text:style-name="P1"><text:span text:style-name="T1">Given two </text:span><text:span text:style-name="Strong_20_Emphasis"><text:span text:style-name="T1">sentences</text:span></text:span><text:span text:style-name="T1"> </text:span><text:span text:style-name="Source_20_Text"><text:span text:style-name="T2">s1</text:span></text:span><text:span text:style-name="T1"> and </text:span><text:span text:style-name="Source_20_Text"><text:span text:style-name="T2">s2</text:span></text:span><text:span text:style-name="T1">, return </text:span><text:span text:style-name="Emphasis"><text:span text:style-name="T1">a list of all the </text:span></text:span><text:span text:style-name="Emphasis"><text:span text:style-name="Strong_20_Emphasis"><text:span text:style-name="T1">uncommon words</text:span></text:span></text:span><text:span text:style-name="T1">. You may return the answer in </text:span><text:span text:style-name="Strong_20_Emphasis"><text:span text:style-name="T1">any order</text:span></text:span><text:span text:style-name="T1">.</text:span></text:p>
      <text:p text:style-name="P3"> </text:p>
      <text:p text:style-name="P1"><text:span text:style-name="Strong_20_Emphasis"><text:span text:style-name="T1">Example 1:</text:span></text:span></text:p>
      <text:p text:style-name="P1"><text:span text:style-name="Strong_20_Emphasis"><text:span text:style-name="T1">Input:</text:span></text:span><text:span text:style-name="T1"> s1 = "this apple is sweet", s2 = "this apple is sour"</text:span></text:p>
      <text:p text:style-name="P1"><text:span text:style-name="Strong_20_Emphasis"><text:span text:style-name="T1">Output:</text:span></text:span><text:span text:style-name="T1"> ["sweet","sour"]</text:span></text:p>
      <text:p text:style-name="P1"><text:span text:style-name="Strong_20_Emphasis"><text:span text:style-name="T1">Explanation:</text:span></text:span></text:p>
      <text:p text:style-name="P1"><text:span text:style-name="T1">The word </text:span><text:span text:style-name="Source_20_Text"><text:span text:style-name="T2">"sweet"</text:span></text:span><text:span text:style-name="T1"> appears only in </text:span><text:span text:style-name="Source_20_Text"><text:span text:style-name="T2">s1</text:span></text:span><text:span text:style-name="T1">, while the word </text:span><text:span text:style-name="Source_20_Text"><text:span text:style-name="T2">"sour"</text:span></text:span><text:span text:style-name="T1"> appears only in </text:span><text:span text:style-name="Source_20_Text"><text:span text:style-name="T2">s2</text:span></text:span><text:span text:style-name="T1">.</text:span></text:p>
      <text:p text:style-name="P1"><text:span text:style-name="Strong_20_Emphasis"><text:span text:style-name="T1">Example 2:</text:span></text:span></text:p>
      <text:p text:style-name="P1"><text:span text:style-name="Strong_20_Emphasis"><text:span text:style-name="T1">Input:</text:span></text:span><text:span text:style-name="T1"> s1 = "apple apple", s2 = "banana"</text:span></text:p>
      <text:p text:style-name="P1"><text:span text:style-name="Strong_20_Emphasis"><text:span text:style-name="T1">Output:</text:span></text:span><text:span text:style-name="T1"> ["banana"]</text:span></text:p>
      <text:p text:style-name="P3"> </text:p>
      <text:p text:style-name="P1"><text:span text:style-name="Strong_20_Emphasis"><text:span text:style-name="T1">Constraints:</text:span></text:span></text:p>
      <text:list text:style-name="L1">
        <text:list-item>
          <text:p text:style-name="P7"><text:span text:style-name="Source_20_Text"><text:span text:style-name="T2">1 &lt;= s1.length, s2.length &lt;= 200</text:span></text:span></text:p>
        </text:list-item>
        <text:list-item>
          <text:p text:style-name="P7"><text:span text:style-name="Source_20_Text"><text:span text:style-name="T2">s1</text:span></text:span><text:span text:style-name="T1"> and </text:span><text:span text:style-name="Source_20_Text"><text:span text:style-name="T2">s2</text:span></text:span><text:span text:style-name="T1"> consist of lowercase English letters and spaces.</text:span></text:p>
        </text:list-item>
        <text:list-item>
          <text:p text:style-name="P7"><text:span text:style-name="Source_20_Text"><text:span text:style-name="T2">s1</text:span></text:span><text:span text:style-name="T1"> and </text:span><text:span text:style-name="Source_20_Text"><text:span text:style-name="T2">s2</text:span></text:span><text:span text:style-name="T1"> do not have leading or trailing spaces.</text:span></text:p>
        </text:list-item>
        <text:list-item>
          <text:p text:style-name="P8"><text:span text:style-name="T1">All the words in </text:span><text:span text:style-name="Source_20_Text"><text:span text:style-name="T2">s1</text:span></text:span><text:span text:style-name="T1"> and </text:span><text:span text:style-name="Source_20_Text"><text:span text:style-name="T2">s2</text:span></text:span><text:span text:style-name="T1"> are separated by a single space.</text:span></text:p>
        </text:list-item>
      </text:list>
      <text:p text:style-name="P2"><text:a xlink:type="simple" xlink:href="https://leetcode.com/student/?source=qd-detail" text:style-name="Internet_20_link" text:visited-style-name="Visited_20_Internet_20_Link"><text:span text:style-name="T1"/></text:a></text:p>
      <text:p text:style-name="Text_20_body"/>
      <text:h text:style-name="P5" text:outline-level="1">884. Uncommon Words from Two Sentences</text:h>
      <text:p text:style-name="P4">/*</text:p>
      <text:p text:style-name="P4"><text:s text:c="4"/><text:span text:style-name="T3">Custom algo to split words + map</text:span></text:p>
      <text:p text:style-name="P4"><text:s text:c="4"/>Time complexity: O(nlog w1 +m log (w1+w2)+log (w1+w2))</text:p>
      <text:p text:style-name="P4"><text:s text:c="4"/>Space complexity: O(w1+w2)</text:p>
      <text:p text:style-name="P4"><text:s text:c="4"/>n: size of sentence 1</text:p>
      <text:p text:style-name="P4"><text:s text:c="4"/>m: size of sentence 2</text:p>
      <text:p text:style-name="P4"><text:s text:c="4"/>w1: #words in sentence 1</text:p>
      <text:p text:style-name="P4"><text:s text:c="4"/>w2: #words in sentence 2</text:p>
      <text:p text:style-name="P4">*/</text:p>
      <text:p text:style-name="P4">class Solution {</text:p>
      <text:p text:style-name="P4"><text:s text:c="4"/>public:</text:p>
      <text:p text:style-name="P4"><text:s text:c="8"/>void count(std::string&amp; s,std::map&lt;std::string,int&gt;&amp; freq){</text:p>
      <text:p text:style-name="P4"><text:s text:c="12"/>s+=" ";</text:p>
      <text:p text:style-name="P4"><text:s text:c="12"/>int n=s.size();</text:p>
      <text:p text:style-name="P4"><text:s text:c="12"/>std::string word="";</text:p>
      <text:p text:style-name="P4"><text:s text:c="12"/>for(auto&amp; letter: s){</text:p>
      <text:p text:style-name="P4"><text:s text:c="16"/>if(letter!=' ') word+=letter;</text:p>
      <text:p text:style-name="P4"><text:s text:c="16"/>else{</text:p>
      <text:p text:style-name="P4"><text:s text:c="20"/>freq[word]++;</text:p>
      <text:p text:style-name="P4"><text:s text:c="20"/>word="";</text:p>
      <text:p text:style-name="P4"><text:s text:c="16"/>}</text:p>
      <text:p text:style-name="P4"><text:s text:c="12"/>}</text:p>
      <text:p text:style-name="P4"><text:s text:c="8"/>}</text:p>
      <text:p text:style-name="P4"><text:s text:c="8"/>std::vector&lt;std::string&gt; uncommonFromSentences(std::string s1, std::string s2) {</text:p>
      <text:p text:style-name="P4"><text:s text:c="12"/>std::map&lt;std::string,int&gt; freq;</text:p>
      <text:p text:style-name="P4"><text:s text:c="12"/>count(s1,freq);</text:p>
      <text:p text:style-name="P4"><text:s text:c="12"/>count(s2,freq);</text:p>
      <text:p text:style-name="P4"><text:s text:c="12"/>std::vector&lt;std::string&gt; ans;</text:p>
      <text:p text:style-name="P4"><text:s text:c="12"/>for(auto&amp; [word,f]: freq){</text:p>
      <text:p text:style-name="P4"><text:s text:c="16"/>if(f==1) ans.push_back(word);</text:p>
      <text:p text:style-name="P4"><text:s text:c="12"/>}</text:p>
      <text:p text:style-name="P4"><text:s text:c="12"/>return ans;</text:p>
      <text:p text:style-name="P4"><text:s text:c="8"/>}</text:p>
      <text:p text:style-name="P4">};</text:p>
      <text:h text:style-name="P6" text:outline-level="1">884. Uncommon Words from Two Sentences</text:h>
      <text:p text:style-name="P10">/*</text:p>
      <text:p text:style-name="P11"><text:s text:c="4"/>stringsteam to split words + map</text:p>
      <text:p text:style-name="P10"><text:s text:c="4"/>Time complexity: O(w1 log w1 +w2 log (w1+w2)+log (w1+w2))</text:p>
      <text:p text:style-name="P10"><text:s text:c="4"/>Space complexity: O(w1+w2)</text:p>
      <text:p text:style-name="P10"><text:s text:c="4"/>n: size of sentence 1</text:p>
      <text:p text:style-name="P10"><text:s text:c="4"/>m: size of sentence 2</text:p>
      <text:p text:style-name="P10"><text:s text:c="4"/>w1: #words in sentence 1</text:p>
      <text:p text:style-name="P10"><text:s text:c="4"/>w2: #words in sentence 2</text:p>
      <text:p text:style-name="P10">*/</text:p>
      <text:p text:style-name="P10">class Solution {</text:p>
      <text:p text:style-name="P10"><text:s text:c="4"/>public:</text:p>
      <text:p text:style-name="P10"><text:s text:c="8"/>void count(std::string&amp; s,std::unordered_map&lt;std::string,int&gt;&amp; freq){</text:p>
      <text:p text:style-name="P10"><text:s text:c="12"/>std::stringstream ss(s);</text:p>
      <text:p text:style-name="P10"><text:s text:c="12"/>int n=s.size();</text:p>
      <text:p text:style-name="P10"><text:s text:c="12"/>while(!ss.eof()){</text:p>
      <text:p text:style-name="P10"><text:s text:c="16"/>std::string word;</text:p>
      <text:p text:style-name="P10"><text:s text:c="16"/>ss&gt;&gt;word;</text:p>
      <text:p text:style-name="P10"><text:s text:c="16"/>freq[word]++;</text:p>
      <text:p text:style-name="P10"><text:s text:c="12"/>}</text:p>
      <text:p text:style-name="P10"><text:s text:c="8"/>}</text:p>
      <text:p text:style-name="P10"><text:s text:c="8"/>std::vector&lt;std::string&gt; uncommonFromSentences(std::string s1, std::string s2) {</text:p>
      <text:p text:style-name="P10"><text:s text:c="12"/>std::unordered_map&lt;std::string,int&gt; freq;</text:p>
      <text:p text:style-name="P10"><text:s text:c="12"/>count(s1,freq);</text:p>
      <text:p text:style-name="P10"><text:s text:c="12"/>count(s2,freq);</text:p>
      <text:p text:style-name="P10"><text:s text:c="12"/>std::vector&lt;std::string&gt; ans;</text:p>
      <text:p text:style-name="P10"><text:s text:c="12"/>for(auto&amp; [word,f]: freq){</text:p>
      <text:p text:style-name="P10"><text:s text:c="16"/>if(f==1) ans.push_back(word);</text:p>
      <text:p text:style-name="P10"><text:s text:c="12"/>}</text:p>
      <text:p text:style-name="P10"><text:s text:c="12"/>return ans;</text:p>
      <text:p text:style-name="P10"><text:s text:c="8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06:59:52.122377550</meta:creation-date>
    <dc:date>2024-09-17T12:15:01.459765215</dc:date>
    <meta:editing-duration>PT19M18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86" meta:word-count="337" meta:character-count="2781" meta:non-whitespace-character-count="1958"/>
  </office:meta>
</office:document-meta>
</file>